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font-size="15pt" style:font-size-asian="15pt" style:font-size-complex="15pt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Heading_20_2">
      <style:text-properties fo:font-size="15pt" officeooo:paragraph-rsid="001dd4a4" style:font-size-asian="15pt" style:font-size-complex="15pt"/>
    </style:style>
    <style:style style:name="P5" style:family="paragraph" style:parent-style-name="Heading_20_1">
      <style:text-properties fo:font-size="15pt" officeooo:paragraph-rsid="00206069" style:font-size-asian="15pt" style:font-size-complex="15pt"/>
    </style:style>
    <style:style style:name="T1" style:family="text">
      <style:text-properties fo:font-weight="bold" fo:background-color="#eeeeee" loext:char-shading-value="0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1aff68"/>
    </style:style>
    <style:style style:name="T4" style:family="text">
      <style:text-properties officeooo:rsid="0017d82e"/>
    </style:style>
    <style:style style:name="T5" style:family="text">
      <style:text-properties officeooo:rsid="0017a3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ersonal-website:</text:span> <text:span text:style-name="T2">https://roqayaabumealiq.github.io/my-personal-website/</text:span></text:h>
      <text:h text:style-name="P1" text:outline-level="1">Curriculum Vitae – Nour Abu Maileq</text:h>
      <text:h text:style-name="P2" text:outline-level="2">Personal Information:</text:h>
      <text:p text:style-name="P3">Name: Nour Abu Maileq</text:p>
      <text:p text:style-name="P3">Email: noor.mq.006@gmail.com</text:p>
      <text:p text:style-name="P3">Phone Number: <text:span text:style-name="T3">0592168459</text:span></text:p>
      <text:p text:style-name="P3">Address: <text:span text:style-name="T4">Gaza – Maghazi Camp</text:span></text:p>
      <text:h text:style-name="P2" text:outline-level="2">Career Objective:</text:h>
      <text:p text:style-name="P3">A passionate and creative high school student aspiring to develop skills in interior design and integrate modern technology while preserving cultural identity.</text:p>
      <text:h text:style-name="P2" text:outline-level="2">Education:</text:h>
      <text:p text:style-name="P3">Mariam Bint Imran Secondary School for Girls</text:p>
      <text:p text:style-name="P3">Major: Literature</text:p>
      <text:p text:style-name="P3">Expected Graduation Year: <text:span text:style-name="T5">2025</text:span></text:p>
      <text:h text:style-name="P4" text:outline-level="2">Achievements &amp; P</text:h>
      <text:h text:style-name="P4" text:outline-level="2">articipation:</text:h>
      <text:p text:style-name="P3">1. Participation in the "Pioneers of Creativity" exhibition.</text:p>
      <text:p text:style-name="P3">2. Participation in the Summer Vocational Camp.</text:p>
      <text:p text:style-name="P3">3. Voluntary Workshops.</text:p>
      <text:h text:style-name="P2" text:outline-level="2">Skills:</text:h>
      <text:p text:style-name="P3">- Graphic Design</text:p>
      <text:p text:style-name="P3"><text:soft-page-break/>- Basic Programming</text:p>
      <text:p text:style-name="P3">- Teamwork</text:p>
      <text:p text:style-name="P3">- Languages: Arabic and English</text:p>
      <text:h text:style-name="P2" text:outline-level="2">Hobbies &amp; Interests:</text:h>
      <text:p text:style-name="P3">- Design and Drawing</text:p>
      <text:p text:style-name="P3">- Reading about Interior Design</text:p>
      <text:p text:style-name="P3">- Participating in Community Activities</text:p>
      <text:p text:style-name="P3"/>
      <text:h text:style-name="P5" text:outline-level="1"><text:span text:style-name="T1">Personal-website:</text:span> <text:span text:style-name="T2">https://roqayaabumealiq.github.io/my-personal-website/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10</meta:editing-cycles>
    <meta:creation-date>2013-12-23T23:15:00</meta:creation-date>
    <dc:date>2025-02-07T19:41:46.618000000</dc:date>
    <meta:editing-duration>PT8M43S</meta:editing-duration>
    <meta:generator>LibreOffice/24.8.4.2$Windows_X86_64 LibreOffice_project/bb3cfa12c7b1bf994ecc5649a80400d06cd71002</meta:generator>
    <meta:document-statistic meta:table-count="0" meta:image-count="0" meta:object-count="0" meta:page-count="2" meta:paragraph-count="28" meta:word-count="115" meta:character-count="929" meta:non-whitespace-character-count="840"/>
    <meta:user-defined meta:name="AppVersion">14.0000</meta:user-defined>
    <meta:template xlink:type="simple" xlink:actuate="onRequest" xlink:title="Normal.dotm" xlink:href=""/>
  </office:meta>
</office:document-meta>
</file>